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3">T</text:span><text:span text:style-name="_31_11">h</text:span><text:span text:style-name="_31_94">e</text:span><text:span text:style-name="_31_"> </text:span><text:span text:style-name="_31_16">D</text:span><text:span text:style-name="_31_77">e</text:span><text:span text:style-name="_36_6">c</text:span><text:span text:style-name="_31_02">l</text:span><text:span text:style-name="_31_88">a</text:span><text:span text:style-name="_32_6">r</text:span><text:span text:style-name="_31_31">a</text:span><text:span text:style-name="_32_01">t</text:span><text:span text:style-name="_36_9">i</text:span><text:span text:style-name="_39_8">o</text:span><text:span text:style-name="_32_01">n</text:span><text:span text:style-name="_31_"> </text:span><text:span text:style-name="_31_46">o</text:span><text:span text:style-name="_32_19">f</text:span><text:span text:style-name="_31_"> </text:span><text:span text:style-name="_39_5">I</text:span><text:span text:style-name="_32_25">n</text:span><text:span text:style-name="_37_5">d</text:span><text:span text:style-name="_31_29">e</text:span><text:span text:style-name="_31_94">p</text:span><text:span text:style-name="_37_2">e</text:span><text:span text:style-name="_31_05">n</text:span><text:span text:style-name="_31_94">d</text:span><text:span text:style-name="_35_9">e</text:span><text:span text:style-name="_31_28">n</text:span><text:span text:style-name="_31_73">c</text:span><text:span text:style-name="_36_6">e</text:span></text:p>
      <text:p text:style-name="P1"><text:span text:style-name="_35_4">I</text:span><text:span text:style-name="_31_20">N</text:span><text:span text:style-name="_31_51"> </text:span><text:span text:style-name="_37_1">C</text:span><text:span text:style-name="_31_41">O</text:span><text:span text:style-name="_32_15">N</text:span><text:span text:style-name="_32_6">G</text:span><text:span text:style-name="_39_5">R</text:span><text:span text:style-name="_31_92">E</text:span><text:span text:style-name="_37_1">S</text:span><text:span text:style-name="_31_49">S</text:span><text:span text:style-name="_31_95">,</text:span><text:span text:style-name="_31_"> </text:span><text:span text:style-name="_31_49">J</text:span><text:span text:style-name="_31_91">u</text:span><text:span text:style-name="_37_4">l</text:span><text:span text:style-name="_31_16">y</text:span><text:span text:style-name="_31_51"> </text:span><text:span text:style-name="_32_3">4</text:span><text:span text:style-name="_39_9">,</text:span><text:span text:style-name="_31_51"> </text:span><text:span text:style-name="_36_8">1</text:span><text:span text:style-name="_39_6">7</text:span><text:span text:style-name="_32_07">7</text:span><text:span text:style-name="_32_9">6</text:span><text:span text:style-name="_31_31">.</text:span></text:p>
      <text:p text:style-name="P1"><text:span text:style-name="_34_5">T</text:span><text:span text:style-name="_31_26">h</text:span><text:span text:style-name="_32_10">e</text:span><text:span text:style-name="_31_"> </text:span><text:span text:style-name="_31_29">u</text:span><text:span text:style-name="_31_76">n</text:span><text:span text:style-name="_32_3">a</text:span><text:span text:style-name="_31_50">n</text:span><text:span text:style-name="_32_25">i</text:span><text:span text:style-name="_35_6">m</text:span><text:span text:style-name="_31_43">o</text:span><text:span text:style-name="_31_94">u</text:span><text:span text:style-name="_34_5">s</text:span><text:span text:style-name="_37_6"> </text:span><text:span text:style-name="_32_16">D</text:span><text:span text:style-name="_33_9">e</text:span><text:span text:style-name="_31_20">c</text:span><text:span text:style-name="_31_86">l</text:span><text:span text:style-name="_34_1">a</text:span><text:span text:style-name="_31_44">r</text:span><text:span text:style-name="_31_89">a</text:span><text:span text:style-name="_36_9">t</text:span><text:span text:style-name="_31_43">i</text:span><text:span text:style-name="_32_18">o</text:span><text:span text:style-name="_37_2">n</text:span><text:span text:style-name="_37_6"> </text:span><text:span text:style-name="_31_73">o</text:span><text:span text:style-name="_32_7">f</text:span><text:span text:style-name="_37_6"> </text:span><text:span text:style-name="_32_18">t</text:span><text:span text:style-name="_37_2">h</text:span><text:span text:style-name="_39_8">e</text:span><text:span text:style-name="_31_51"> </text:span><text:span text:style-name="_36_6">t</text:span><text:span text:style-name="_31_19">h</text:span><text:span text:style-name="_32_15">i</text:span><text:span text:style-name="_34_2">r</text:span><text:span text:style-name="_31_50">t</text:span><text:span text:style-name="_31_77">e</text:span><text:span text:style-name="_36_5">e</text:span><text:span text:style-name="_31_10">n</text:span><text:span text:style-name="_31_51"> </text:span><text:span text:style-name="_32_0">u</text:span><text:span text:style-name="_31_28">n</text:span><text:span text:style-name="_32_06">i</text:span><text:span text:style-name="_33_5">t</text:span><text:span text:style-name="_31_11">e</text:span><text:span text:style-name="_31_80">d</text:span><text:span text:style-name="_31_"> </text:span><text:span text:style-name="_31_31">S</text:span><text:span text:style-name="_32_01">t</text:span><text:span text:style-name="_32_4">a</text:span><text:span text:style-name="_31_05">t</text:span><text:span text:style-name="_31_86">e</text:span><text:span text:style-name="_32_1">s</text:span><text:span text:style-name="_37_6"> </text:span><text:span text:style-name="_31_92">o</text:span><text:span text:style-name="_32_9">f</text:span><text:span text:style-name="_37_6"> </text:span><text:span text:style-name="_32_10">A</text:span><text:span text:style-name="_36_0">m</text:span><text:span text:style-name="_31_29">e</text:span><text:span text:style-name="_31_95">r</text:span><text:span text:style-name="_36_8">i</text:span><text:span text:style-name="_31_41">c</text:span><text:span text:style-name="_31_79">a</text:span><text:span text:style-name="_37_4">,</text:span></text:p>
      <text:p text:style-name="P1"><text:span text:style-name="_35_7">W</text:span><text:span text:style-name="_31_19">h</text:span><text:span text:style-name="_31_77">e</text:span><text:span text:style-name="_34_4">n</text:span><text:span text:style-name="_37_6"> </text:span><text:span text:style-name="_32_04">i</text:span><text:span text:style-name="_33_9">n</text:span><text:span text:style-name="_37_6"> </text:span><text:span text:style-name="_31_89">t</text:span><text:span text:style-name="_35_9">h</text:span><text:span text:style-name="_39_6">e</text:span><text:span text:style-name="_31_51"> </text:span><text:span text:style-name="_32_0">C</text:span><text:span text:style-name="_31_50">o</text:span><text:span text:style-name="_32_16">u</text:span><text:span text:style-name="_34_2">r</text:span><text:span text:style-name="_31_49">s</text:span><text:span text:style-name="_32_25">e</text:span><text:span text:style-name="_31_"> </text:span><text:span text:style-name="_31_44">o</text:span><text:span text:style-name="_32_22">f</text:span><text:span text:style-name="_31_"> </text:span><text:span text:style-name="_31_17">h</text:span><text:span text:style-name="_31_77">u</text:span><text:span text:style-name="_33_8">m</text:span><text:span text:style-name="_31_10">a</text:span><text:span text:style-name="_31_85">n</text:span><text:span text:style-name="_31_"> </text:span><text:span text:style-name="_39_5">e</text:span><text:span text:style-name="_32_07">v</text:span><text:span text:style-name="_35_1">e</text:span><text:span text:style-name="_31_25">n</text:span><text:span text:style-name="_32_10">t</text:span><text:span text:style-name="_36_6">s</text:span><text:span text:style-name="_31_05">,</text:span><text:span text:style-name="_31_51"> </text:span><text:span text:style-name="_36_8">i</text:span><text:span text:style-name="_31_40">t</text:span><text:span text:style-name="_31_51"> </text:span><text:span text:style-name="_32_0">b</text:span><text:span text:style-name="_39_5">e</text:span><text:span text:style-name="_32_21">c</text:span><text:span text:style-name="_32_3">o</text:span><text:span text:style-name="_39_9">m</text:span><text:span text:style-name="_31_88">e</text:span><text:span text:style-name="_33_6">s</text:span><text:span text:style-name="_37_6"> </text:span><text:span text:style-name="_32_24">n</text:span><text:span text:style-name="_32_9">e</text:span><text:span text:style-name="_31_20">c</text:span><text:span text:style-name="_32_18">e</text:span><text:span text:style-name="_32_0">s</text:span><text:span text:style-name="_39_6">s</text:span><text:span text:style-name="_32_04">a</text:span><text:span text:style-name="_37_1">r</text:span><text:span text:style-name="_31_20">y</text:span><text:span text:style-name="_31_51"> </text:span><text:span text:style-name="_36_8">f</text:span><text:span text:style-name="_31_14">o</text:span><text:span text:style-name="_32_06">r</text:span><text:span text:style-name="_31_"> </text:span><text:span text:style-name="_39_6">o</text:span><text:span text:style-name="_31_76">n</text:span><text:span text:style-name="_34_2">e</text:span><text:span text:style-name="_37_6"> </text:span><text:span text:style-name="_31_80">p</text:span><text:span text:style-name="_37_2">e</text:span><text:span text:style-name="_31_26">o</text:span><text:span text:style-name="_32_04">p</text:span><text:span text:style-name="_35_1">l</text:span><text:span text:style-name="_31_16">e</text:span><text:span text:style-name="_31_51"> </text:span><text:span text:style-name="_34_2">t</text:span><text:span text:style-name="_39_8">o</text:span><text:span text:style-name="_31_51"> </text:span><text:span text:style-name="_36_8">d</text:span><text:span text:style-name="_39_9">i</text:span><text:span text:style-name="_32_24">s</text:span><text:span text:style-name="_35_1">s</text:span><text:span text:style-name="_31_13">o</text:span><text:span text:style-name="_31_89">l</text:span><text:span text:style-name="_32_1">v</text:span><text:span text:style-name="_31_50">e</text:span><text:span text:style-name="_31_51"> </text:span><text:span text:style-name="_33_0">t</text:span><text:span text:style-name="_31_47">h</text:span><text:span text:style-name="_32_04">e</text:span><text:span text:style-name="_31_"> </text:span><text:span text:style-name="_31_40">p</text:span><text:span text:style-name="_32_03">o</text:span><text:span text:style-name="_35_1">l</text:span><text:span text:style-name="_31_32">i</text:span><text:span text:style-name="_32_07">t</text:span><text:span text:style-name="_32_4">i</text:span><text:span text:style-name="_39_8">c</text:span><text:span text:style-name="_31_89">a</text:span><text:span text:style-name="_33_5">l</text:span><text:span text:style-name="_37_6"> </text:span><text:span text:style-name="_32_18">b</text:span><text:span text:style-name="_32_1">a</text:span><text:span text:style-name="_31_02">n</text:span><text:span text:style-name="_31_77">d</text:span><text:span text:style-name="_35_0">s</text:span><text:span text:style-name="_37_6"> </text:span><text:span text:style-name="_31_79">w</text:span><text:span text:style-name="_36_8">h</text:span><text:span text:style-name="_31_28">i</text:span><text:span text:style-name="_32_01">c</text:span><text:span text:style-name="_34_1">h</text:span><text:span text:style-name="_37_6"> </text:span><text:span text:style-name="_32_25">h</text:span><text:span text:style-name="_32_9">a</text:span><text:span text:style-name="_31_16">v</text:span><text:span text:style-name="_32_25">e</text:span><text:span text:style-name="_31_"> </text:span><text:span text:style-name="_31_29">c</text:span><text:span text:style-name="_31_86">o</text:span><text:span text:style-name="_37_5">n</text:span><text:span text:style-name="_31_40">n</text:span><text:span text:style-name="_31_89">e</text:span><text:span text:style-name="_33_9">c</text:span><text:span text:style-name="_31_28">t</text:span><text:span text:style-name="_32_21">e</text:span><text:span text:style-name="_34_1">d</text:span><text:span text:style-name="_37_6"> </text:span><text:span text:style-name="_32_10">t</text:span><text:span text:style-name="_36_0">h</text:span><text:span text:style-name="_31_44">e</text:span><text:span text:style-name="_32_21">m</text:span><text:span text:style-name="_31_"> </text:span><text:span text:style-name="_31_14">w</text:span><text:span text:style-name="_31_77">i</text:span><text:span text:style-name="_33_0">t</text:span><text:span text:style-name="_31_10">h</text:span><text:span text:style-name="_31_51"> </text:span><text:span text:style-name="_37_5">a</text:span><text:span text:style-name="_31_19">n</text:span><text:span text:style-name="_31_85">o</text:span><text:span text:style-name="_36_0">t</text:span><text:span text:style-name="_31_19">h</text:span><text:span text:style-name="_31_92">e</text:span><text:span text:style-name="_32_4">r</text:span><text:span text:style-name="_31_41">,</text:span><text:span text:style-name="_31_51"> </text:span><text:span text:style-name="_35_0">a</text:span><text:span text:style-name="_31_26">n</text:span><text:span text:style-name="_32_16">d</text:span><text:span text:style-name="_31_"> </text:span><text:span text:style-name="_31_10">t</text:span><text:span text:style-name="_31_92">o</text:span><text:span text:style-name="_31_"> </text:span><text:span text:style-name="_39_8">a</text:span><text:span text:style-name="_31_86">s</text:span><text:span text:style-name="_36_9">s</text:span><text:span text:style-name="_31_41">u</text:span><text:span text:style-name="_31_70">m</text:span><text:span text:style-name="_34_2">e</text:span><text:span text:style-name="_37_6"> </text:span><text:span text:style-name="_32_01">a</text:span><text:span text:style-name="_33_5">m</text:span><text:span text:style-name="_31_16">o</text:span><text:span text:style-name="_32_21">n</text:span><text:span text:style-name="_36_9">g</text:span><text:span text:style-name="_37_6"> </text:span><text:span text:style-name="_32_01">t</text:span><text:span text:style-name="_37_1">h</text:span><text:span text:style-name="_31_34">e</text:span><text:span text:style-name="_31_51"> </text:span><text:span text:style-name="_34_5">p</text:span><text:span text:style-name="_31_43">o</text:span><text:span text:style-name="_31_95">w</text:span><text:span text:style-name="_36_5">e</text:span><text:span text:style-name="_39_6">r</text:span><text:span text:style-name="_32_00">s</text:span><text:span text:style-name="_31_"> </text:span><text:span text:style-name="_31_11">o</text:span><text:span text:style-name="_32_24">f</text:span><text:span text:style-name="_31_"> </text:span><text:span text:style-name="_31_43">t</text:span><text:span text:style-name="_32_09">h</text:span><text:span text:style-name="_33_0">e</text:span><text:span text:style-name="_37_6"> </text:span><text:span text:style-name="_32_06">e</text:span><text:span text:style-name="_33_6">a</text:span><text:span text:style-name="_31_50">r</text:span><text:span text:style-name="_31_74">t</text:span><text:span text:style-name="_33_5">h</text:span><text:span text:style-name="_39_6">,</text:span><text:span text:style-name="_31_51"> </text:span><text:span text:style-name="_37_2">t</text:span><text:span text:style-name="_31_43">h</text:span><text:span text:style-name="_32_07">e</text:span><text:span text:style-name="_31_"> </text:span><text:span text:style-name="_31_28">s</text:span><text:span text:style-name="_32_18">e</text:span><text:span text:style-name="_34_1">p</text:span><text:span text:style-name="_31_29">a</text:span><text:span text:style-name="_32_15">r</text:span><text:span text:style-name="_33_9">a</text:span><text:span text:style-name="_31_41">t</text:span><text:span text:style-name="_31_94">e</text:span><text:span text:style-name="_31_"> </text:span><text:span text:style-name="_31_16">a</text:span><text:span text:style-name="_31_76">n</text:span><text:span text:style-name="_36_5">d</text:span><text:span text:style-name="_37_6"> </text:span><text:span text:style-name="_31_92">e</text:span><text:span text:style-name="_32_9">q</text:span><text:span text:style-name="_31_50">u</text:span><text:span text:style-name="_31_79">a</text:span><text:span text:style-name="_35_3">l</text:span><text:span text:style-name="_37_6"> </text:span><text:span text:style-name="_32_06">s</text:span><text:span text:style-name="_32_3">t</text:span><text:span text:style-name="_31_41">a</text:span><text:span text:style-name="_32_21">t</text:span><text:span text:style-name="_33_9">i</text:span><text:span text:style-name="_31_44">o</text:span><text:span text:style-name="_31_79">n</text:span><text:span text:style-name="_31_"> </text:span><text:span text:style-name="_31_40">t</text:span><text:span text:style-name="_31_77">o</text:span><text:span text:style-name="_31_"> </text:span><text:span text:style-name="_31_10">w</text:span><text:span text:style-name="_31_94">h</text:span><text:span text:style-name="_34_5">i</text:span><text:span text:style-name="_31_35">c</text:span><text:span text:style-name="_31_95">h</text:span><text:span text:style-name="_31_"> </text:span><text:span text:style-name="_31_25">t</text:span><text:span text:style-name="_32_24">h</text:span><text:span text:style-name="_35_0">e</text:span><text:span text:style-name="_37_6"> </text:span><text:span text:style-name="_32_04">L</text:span><text:span text:style-name="_36_0">a</text:span><text:span text:style-name="_31_47">w</text:span><text:span text:style-name="_32_01">s</text:span><text:span text:style-name="_31_"> </text:span><text:span text:style-name="_31_35">o</text:span><text:span text:style-name="_31_85">f</text:span><text:span text:style-name="_31_"> </text:span><text:span text:style-name="_31_32">N</text:span><text:span text:style-name="_31_89">a</text:span><text:span text:style-name="_37_2">t</text:span><text:span text:style-name="_39_5">u</text:span><text:span text:style-name="_32_00">r</text:span><text:span text:style-name="_36_0">e</text:span><text:span text:style-name="_37_6"> </text:span><text:span text:style-name="_31_74">a</text:span><text:span text:style-name="_33_9">n</text:span><text:span text:style-name="_39_8">d</text:span><text:span text:style-name="_31_51"> </text:span><text:span text:style-name="_34_2">o</text:span><text:span text:style-name="_31_02">f</text:span><text:span text:style-name="_31_51"> </text:span><text:span text:style-name="_32_3">N</text:span><text:span text:style-name="_39_5">a</text:span><text:span text:style-name="_31_71">t</text:span><text:span text:style-name="_35_6">u</text:span><text:span text:style-name="_39_5">r</text:span><text:span text:style-name="_31_70">e</text:span><text:span text:style-name="_37_4">'</text:span><text:span text:style-name="_39_8">s</text:span><text:span text:style-name="_31_51"> </text:span><text:span text:style-name="_34_5">G</text:span><text:span text:style-name="_31_46">o</text:span><text:span text:style-name="_31_94">d</text:span><text:span text:style-name="_31_"> </text:span><text:span text:style-name="_31_17">e</text:span><text:span text:style-name="_31_94">n</text:span><text:span text:style-name="_35_0">t</text:span><text:span text:style-name="_31_05">i</text:span><text:span text:style-name="_32_01">t</text:span><text:span text:style-name="_33_8">l</text:span><text:span text:style-name="_31_19">e</text:span><text:span text:style-name="_31_51"> </text:span><text:span text:style-name="_36_5">t</text:span><text:span text:style-name="_31_05">h</text:span><text:span text:style-name="_31_86">e</text:span><text:span text:style-name="_36_8">m</text:span><text:span text:style-name="_31_13">,</text:span><text:span text:style-name="_31_51"> </text:span><text:span text:style-name="_35_7">a</text:span><text:span text:style-name="_37_6"> </text:span><text:span text:style-name="_32_16">d</text:span><text:span text:style-name="_35_7">e</text:span><text:span text:style-name="_39_8">c</text:span><text:span text:style-name="_32_06">e</text:span><text:span text:style-name="_37_1">n</text:span><text:span text:style-name="_31_44">t</text:span><text:span text:style-name="_31_51"> </text:span><text:span text:style-name="_35_0">r</text:span><text:span text:style-name="_39_6">e</text:span><text:span text:style-name="_32_16">s</text:span><text:span text:style-name="_37_4">p</text:span><text:span text:style-name="_31_13">e</text:span><text:span text:style-name="_32_07">c</text:span><text:span text:style-name="_37_1">t</text:span><text:span text:style-name="_37_6"> </text:span><text:span text:style-name="_32_10">t</text:span><text:span text:style-name="_35_7">o</text:span><text:span text:style-name="_37_6"> </text:span><text:span text:style-name="_31_92">t</text:span><text:span text:style-name="_36_5">h</text:span><text:span text:style-name="_31_31">e</text:span><text:span text:style-name="_31_51"> </text:span><text:span text:style-name="_36_0">o</text:span><text:span text:style-name="_31_40">p</text:span><text:span text:style-name="_32_24">i</text:span><text:span text:style-name="_32_7">n</text:span><text:span text:style-name="_31_40">i</text:span><text:span text:style-name="_32_21">o</text:span><text:span text:style-name="_36_9">n</text:span><text:span text:style-name="_31_41">s</text:span><text:span text:style-name="_31_51"> </text:span><text:span text:style-name="_37_2">o</text:span><text:span text:style-name="_31_01">f</text:span><text:span text:style-name="_31_51"> </text:span><text:span text:style-name="_32_0">m</text:span><text:span text:style-name="_31_32">a</text:span><text:span text:style-name="_32_00">n</text:span><text:span text:style-name="_32_3">k</text:span><text:span text:style-name="_31_04">i</text:span><text:span text:style-name="_31_74">n</text:span><text:span text:style-name="_37_5">d</text:span><text:span text:style-name="_37_6"> </text:span><text:span text:style-name="_31_71">r</text:span><text:span text:style-name="_36_8">e</text:span><text:span text:style-name="_31_20">q</text:span><text:span text:style-name="_31_76">u</text:span><text:span text:style-name="_35_7">i</text:span><text:span text:style-name="_31_04">r</text:span><text:span text:style-name="_31_76">e</text:span><text:span text:style-name="_37_1">s</text:span><text:span text:style-name="_37_6"> </text:span><text:span text:style-name="_31_73">t</text:span><text:span text:style-name="_35_0">h</text:span><text:span text:style-name="_31_35">a</text:span><text:span text:style-name="_32_10">t</text:span><text:span text:style-name="_31_"> </text:span><text:span text:style-name="_31_47">t</text:span><text:span text:style-name="_32_09">h</text:span><text:span text:style-name="_35_9">e</text:span><text:span text:style-name="_39_9">y</text:span><text:span text:style-name="_31_51"> </text:span><text:span text:style-name="_35_7">s</text:span><text:span text:style-name="_31_20">h</text:span><text:span text:style-name="_32_06">o</text:span><text:span text:style-name="_37_2">u</text:span><text:span text:style-name="_31_43">l</text:span><text:span text:style-name="_32_00">d</text:span><text:span text:style-name="_31_"> </text:span><text:span text:style-name="_39_8">d</text:span><text:span text:style-name="_31_73">e</text:span><text:span text:style-name="_32_7">c</text:span><text:span text:style-name="_39_9">l</text:span><text:span text:style-name="_31_85">a</text:span><text:span text:style-name="_37_4">r</text:span><text:span text:style-name="_31_29">e</text:span><text:span text:style-name="_31_51"> </text:span><text:span text:style-name="_32_3">t</text:span><text:span text:style-name="_39_5">h</text:span><text:span text:style-name="_32_19">e</text:span><text:span text:style-name="_31_"> </text:span><text:span text:style-name="_31_41">c</text:span><text:span text:style-name="_32_24">a</text:span><text:span text:style-name="_33_6">u</text:span><text:span text:style-name="_31_13">s</text:span><text:span text:style-name="_32_19">e</text:span><text:span text:style-name="_34_2">s</text:span><text:span text:style-name="_37_6"> </text:span><text:span text:style-name="_32_22">w</text:span><text:span text:style-name="_37_2">h</text:span><text:span text:style-name="_31_10">i</text:span><text:span text:style-name="_31_85">c</text:span><text:span text:style-name="_37_1">h</text:span><text:span text:style-name="_37_6"> </text:span><text:span text:style-name="_31_95">i</text:span><text:span text:style-name="_37_4">m</text:span><text:span text:style-name="_31_43">p</text:span><text:span text:style-name="_31_71">e</text:span><text:span text:style-name="_33_0">l</text:span><text:span text:style-name="_37_6"> </text:span><text:span text:style-name="_31_70">t</text:span><text:span text:style-name="_35_7">h</text:span><text:span text:style-name="_31_47">e</text:span><text:span text:style-name="_32_00">m</text:span><text:span text:style-name="_31_"> </text:span><text:span text:style-name="_31_16">t</text:span><text:span text:style-name="_31_91">o</text:span><text:span text:style-name="_31_"> </text:span><text:span text:style-name="_31_16">t</text:span><text:span text:style-name="_31_73">h</text:span><text:span text:style-name="_32_7">e</text:span><text:span text:style-name="_37_6"> </text:span><text:span text:style-name="_32_21">s</text:span><text:span text:style-name="_33_0">e</text:span><text:span text:style-name="_31_31">p</text:span><text:span text:style-name="_32_06">a</text:span><text:span text:style-name="_37_4">r</text:span><text:span text:style-name="_31_46">a</text:span><text:span text:style-name="_32_09">t</text:span><text:span text:style-name="_34_1">i</text:span><text:span text:style-name="_31_11">o</text:span><text:span text:style-name="_32_25">n</text:span><text:span text:style-name="_34_4">.</text:span></text:p>
      <text:p text:style-name="P1"><text:span text:style-name="_36_5">W</text:span><text:span text:style-name="_31_43">e</text:span><text:span text:style-name="_31_51"> </text:span><text:span text:style-name="_37_2">h</text:span><text:span text:style-name="_39_6">o</text:span><text:span text:style-name="_31_74">l</text:span><text:span text:style-name="_35_4">d</text:span><text:span text:style-name="_37_6"> </text:span><text:span text:style-name="_31_74">t</text:span><text:span text:style-name="_36_8">h</text:span><text:span text:style-name="_31_25">e</text:span><text:span text:style-name="_32_25">s</text:span><text:span text:style-name="_34_5">e</text:span><text:span text:style-name="_37_6"> </text:span><text:span text:style-name="_31_71">t</text:span><text:span text:style-name="_32_7">r</text:span><text:span text:style-name="_31_25">u</text:span><text:span text:style-name="_31_88">t</text:span><text:span text:style-name="_35_1">h</text:span><text:span text:style-name="_31_46">s</text:span><text:span text:style-name="_31_51"> </text:span><text:span text:style-name="_36_8">t</text:span><text:span text:style-name="_31_44">o</text:span><text:span text:style-name="_31_51"> </text:span><text:span text:style-name="_37_5">b</text:span><text:span text:style-name="_31_50">e</text:span><text:span text:style-name="_31_51"> </text:span><text:span text:style-name="_32_9">s</text:span><text:span text:style-name="_31_01">e</text:span><text:span text:style-name="_32_18">l</text:span><text:span text:style-name="_35_0">f-</text:span><text:span text:style-name="_32_3">e</text:span><text:span text:style-name="_31_28">v</text:span><text:span text:style-name="_31_85">i</text:span><text:span text:style-name="_36_8">d</text:span><text:span text:style-name="_31_13">e</text:span><text:span text:style-name="_31_94">n</text:span><text:span text:style-name="_36_5">t</text:span><text:span text:style-name="_31_40">,</text:span><text:span text:style-name="_31_51"> </text:span><text:span text:style-name="_35_0">t</text:span><text:span text:style-name="_31_41">h</text:span><text:span text:style-name="_31_86">a</text:span><text:span text:style-name="_34_2">t</text:span><text:span text:style-name="_37_6"> </text:span><text:span text:style-name="_32_00">a</text:span><text:span text:style-name="_34_2">l</text:span><text:span text:style-name="_31_14">l</text:span><text:span text:style-name="_31_51"> </text:span><text:span text:style-name="_37_1">m</text:span><text:span text:style-name="_31_49">e</text:span><text:span text:style-name="_32_10">n</text:span><text:span text:style-name="_31_"> </text:span><text:span text:style-name="_39_6">a</text:span><text:span text:style-name="_32_04">r</text:span><text:span text:style-name="_35_6">e</text:span><text:span text:style-name="_37_6"> </text:span><text:span text:style-name="_31_86">c</text:span><text:span text:style-name="_33_5">r</text:span><text:span text:style-name="_31_44">e</text:span><text:span text:style-name="_31_88">a</text:span><text:span text:style-name="_33_5">t</text:span><text:span text:style-name="_31_05">e</text:span><text:span text:style-name="_32_00">d</text:span><text:span text:style-name="_31_"> </text:span><text:span text:style-name="_31_04">e</text:span><text:span text:style-name="_32_15">q</text:span><text:span text:style-name="_35_4">u</text:span><text:span text:style-name="_31_17">a</text:span><text:span text:style-name="_31_92">l</text:span><text:span text:style-name="_33_6">,</text:span><text:span text:style-name="_37_6"> </text:span><text:span text:style-name="_32_00">t</text:span><text:span text:style-name="_35_6">h</text:span><text:span text:style-name="_31_10">a</text:span><text:span text:style-name="_31_73">t</text:span><text:span text:style-name="_31_"> </text:span><text:span text:style-name="_31_10">t</text:span><text:span text:style-name="_32_19">h</text:span><text:span text:style-name="_36_6">e</text:span><text:span text:style-name="_31_17">y</text:span><text:span text:style-name="_31_51"> </text:span><text:span text:style-name="_35_7">a</text:span><text:span text:style-name="_31_47">r</text:span><text:span text:style-name="_32_25">e</text:span><text:span text:style-name="_31_"> </text:span><text:span text:style-name="_39_9">e</text:span><text:span text:style-name="_31_94">n</text:span><text:span text:style-name="_34_1">d</text:span><text:span text:style-name="_31_10">o</text:span><text:span text:style-name="_31_76">w</text:span><text:span text:style-name="_35_3">e</text:span><text:span text:style-name="_31_32">d</text:span><text:span text:style-name="_31_51"> </text:span><text:span text:style-name="_32_9">b</text:span><text:span text:style-name="_31_44">y</text:span><text:span text:style-name="_31_51"> </text:span><text:span text:style-name="_32_7">t</text:span><text:span text:style-name="_31_04">h</text:span><text:span text:style-name="_31_89">e</text:span><text:span text:style-name="_36_8">i</text:span><text:span text:style-name="_39_9">r</text:span><text:span text:style-name="_31_51"> </text:span><text:span text:style-name="_32_1">C</text:span><text:span text:style-name="_39_6">r</text:span><text:span text:style-name="_32_18">e</text:span><text:span text:style-name="_32_4">a</text:span><text:span text:style-name="_31_14">t</text:span><text:span text:style-name="_32_19">o</text:span><text:span text:style-name="_37_4">r</text:span><text:span text:style-name="_37_6"> </text:span><text:span text:style-name="_32_15">w</text:span><text:span text:style-name="_32_4">i</text:span><text:span text:style-name="_31_26">t</text:span><text:span text:style-name="_31_85">h</text:span><text:span text:style-name="_31_"> </text:span><text:span text:style-name="_31_40">c</text:span><text:span text:style-name="_32_06">e</text:span><text:span text:style-name="_36_6">r</text:span><text:span text:style-name="_31_05">t</text:span><text:span text:style-name="_32_18">a</text:span><text:span text:style-name="_35_6">i</text:span><text:span text:style-name="_31_31">n</text:span><text:span text:style-name="_31_51"> </text:span><text:span text:style-name="_33_6">u</text:span><text:span text:style-name="_31_44">n</text:span><text:span text:style-name="_32_07">a</text:span><text:span text:style-name="_32_4">l</text:span><text:span text:style-name="_31_35">i</text:span><text:span text:style-name="_32_16">e</text:span><text:span text:style-name="_37_5">n</text:span><text:span text:style-name="_31_44">a</text:span><text:span text:style-name="_31_86">b</text:span><text:span text:style-name="_36_0">l</text:span><text:span text:style-name="_31_17">e</text:span><text:span text:style-name="_31_51"> </text:span><text:span text:style-name="_35_9">R</text:span><text:span text:style-name="_31_47">i</text:span><text:span text:style-name="_31_74">g</text:span><text:span text:style-name="_32_0">h</text:span><text:span text:style-name="_31_02">t</text:span><text:span text:style-name="_32_06">s</text:span><text:span text:style-name="_32_0">,</text:span><text:span text:style-name="_37_6"> </text:span><text:span text:style-name="_32_22">t</text:span><text:span text:style-name="_36_5">h</text:span><text:span text:style-name="_31_05">a</text:span><text:span text:style-name="_32_16">t</text:span><text:span text:style-name="_31_"> </text:span><text:span text:style-name="_31_35">a</text:span><text:span text:style-name="_32_03">m</text:span><text:span text:style-name="_35_3">o</text:span><text:span text:style-name="_31_41">n</text:span><text:span text:style-name="_31_71">g</text:span><text:span text:style-name="_31_"> </text:span><text:span text:style-name="_31_34">t</text:span><text:span text:style-name="_31_76">h</text:span><text:span text:style-name="_32_6">e</text:span><text:span text:style-name="_31_29">s</text:span><text:span text:style-name="_32_00">e</text:span><text:span text:style-name="_31_"> </text:span><text:span text:style-name="_31_17">a</text:span><text:span text:style-name="_31_85">r</text:span><text:span text:style-name="_37_5">e</text:span><text:span text:style-name="_37_6"> </text:span><text:span text:style-name="_32_24">L</text:span><text:span text:style-name="_35_4">i</text:span><text:span text:style-name="_31_35">f</text:span><text:span text:style-name="_32_03">e</text:span><text:span text:style-name="_32_3">,</text:span><text:span text:style-name="_37_6"> </text:span><text:span text:style-name="_31_86">L</text:span><text:span text:style-name="_37_1">i</text:span><text:span text:style-name="_39_8">b</text:span><text:span text:style-name="_32_07">e</text:span><text:span text:style-name="_32_4">r</text:span><text:span text:style-name="_31_31">t</text:span><text:span text:style-name="_32_10">y</text:span><text:span text:style-name="_31_"> </text:span><text:span text:style-name="_31_14">a</text:span><text:span text:style-name="_32_16">n</text:span><text:span text:style-name="_32_4">d</text:span><text:span text:style-name="_37_6"> </text:span><text:span text:style-name="_32_24">t</text:span><text:span text:style-name="_32_6">h</text:span><text:span text:style-name="_31_01">e</text:span><text:span text:style-name="_31_51"> </text:span><text:span text:style-name="_33_8">p</text:span><text:span text:style-name="_31_28">u</text:span><text:span text:style-name="_31_92">r</text:span><text:span text:style-name="_36_8">s</text:span><text:span text:style-name="_31_10">u</text:span><text:span text:style-name="_31_74">i</text:span><text:span text:style-name="_35_0">t</text:span><text:span text:style-name="_37_6"> </text:span><text:span text:style-name="_31_71">o</text:span><text:span text:style-name="_37_1">f</text:span><text:span text:style-name="_37_6"> </text:span><text:span text:style-name="_32_03">H</text:span><text:span text:style-name="_36_0">a</text:span><text:span text:style-name="_31_17">p</text:span><text:span text:style-name="_32_19">p</text:span><text:span text:style-name="_33_9">i</text:span><text:span text:style-name="_31_19">n</text:span><text:span text:style-name="_32_15">e</text:span><text:span text:style-name="_32_1">s</text:span><text:span text:style-name="_31_26">s</text:span><text:span text:style-name="_32_24">.--</text:span><text:span text:style-name="_37_4">T</text:span><text:span text:style-name="_31_01">h</text:span><text:span text:style-name="_31_70">a</text:span><text:span text:style-name="_32_1">t</text:span><text:span text:style-name="_37_6"> </text:span><text:span text:style-name="_32_18">t</text:span><text:span text:style-name="_37_1">o</text:span><text:span text:style-name="_37_6"> </text:span><text:span text:style-name="_32_00">s</text:span><text:span text:style-name="_35_6">e</text:span><text:span text:style-name="_39_9">c</text:span><text:span text:style-name="_32_15">u</text:span><text:span text:style-name="_37_4">r</text:span><text:span text:style-name="_31_50">e</text:span><text:span text:style-name="_31_51"> </text:span><text:span text:style-name="_35_6">t</text:span><text:span text:style-name="_31_49">h</text:span><text:span text:style-name="_31_85">e</text:span><text:span text:style-name="_36_5">s</text:span><text:span text:style-name="_31_46">e</text:span><text:span text:style-name="_31_51"> </text:span><text:span text:style-name="_35_1">r</text:span><text:span text:style-name="_31_26">i</text:span><text:span text:style-name="_32_16">g</text:span><text:span text:style-name="_33_0">h</text:span><text:span text:style-name="_31_43">t</text:span><text:span text:style-name="_31_71">s</text:span><text:span text:style-name="_32_4">,</text:span><text:span text:style-name="_37_6"> </text:span><text:span text:style-name="_32_16">G</text:span><text:span text:style-name="_36_0">o</text:span><text:span text:style-name="_39_6">v</text:span><text:span text:style-name="_32_01">e</text:span><text:span text:style-name="_37_2">r</text:span><text:span text:style-name="_39_5">n</text:span><text:span text:style-name="_31_71">m</text:span><text:span text:style-name="_36_0">e</text:span><text:span text:style-name="_31_11">n</text:span><text:span text:style-name="_31_70">t</text:span><text:span text:style-name="_33_8">s</text:span><text:span text:style-name="_37_6"> </text:span><text:span text:style-name="_31_70">a</text:span><text:span text:style-name="_32_9">r</text:span><text:span text:style-name="_31_02">e</text:span><text:span text:style-name="_31_51"> </text:span><text:span text:style-name="_36_6">i</text:span><text:span text:style-name="_31_02">n</text:span><text:span text:style-name="_31_76">s</text:span><text:span text:style-name="_34_1">t</text:span><text:span text:style-name="_31_26">i</text:span><text:span text:style-name="_31_71">t</text:span><text:span text:style-name="_33_9">u</text:span><text:span text:style-name="_39_9">t</text:span><text:span text:style-name="_32_01">e</text:span><text:span text:style-name="_34_1">d</text:span><text:span text:style-name="_37_6"> </text:span><text:span text:style-name="_31_79">a</text:span><text:span text:style-name="_34_2">m</text:span><text:span text:style-name="_31_50">o</text:span><text:span text:style-name="_31_85">n</text:span><text:span text:style-name="_37_5">g</text:span><text:span text:style-name="_37_6"> </text:span><text:span text:style-name="_32_10">M</text:span><text:span text:style-name="_34_2">e</text:span><text:span text:style-name="_31_14">n</text:span><text:span text:style-name="_32_07">,</text:span><text:span text:style-name="_31_"> </text:span><text:span text:style-name="_31_32">d</text:span><text:span text:style-name="_31_70">e</text:span><text:span text:style-name="_33_5">r</text:span><text:span text:style-name="_31_28">i</text:span><text:span text:style-name="_32_04">v</text:span><text:span text:style-name="_32_3">i</text:span><text:span text:style-name="_31_44">n</text:span><text:span text:style-name="_32_16">g</text:span><text:span text:style-name="_31_"> </text:span><text:span text:style-name="_39_9">t</text:span><text:span text:style-name="_31_91">h</text:span><text:span text:style-name="_35_7">e</text:span><text:span text:style-name="_31_02">i</text:span><text:span text:style-name="_31_85">r</text:span><text:span text:style-name="_31_"> </text:span><text:span text:style-name="_31_35">j</text:span><text:span text:style-name="_31_79">u</text:span><text:span text:style-name="_35_6">s</text:span><text:span text:style-name="_31_29">t</text:span><text:span text:style-name="_31_51"> </text:span><text:span text:style-name="_35_9">p</text:span><text:span text:style-name="_31_02">o</text:span><text:span text:style-name="_32_19">w</text:span><text:span text:style-name="_32_9">e</text:span><text:span text:style-name="_31_32">r</text:span><text:span text:style-name="_31_74">s</text:span><text:span text:style-name="_31_"> </text:span><text:span text:style-name="_39_9">f</text:span><text:span text:style-name="_32_09">r</text:span><text:span text:style-name="_32_7">o</text:span><text:span text:style-name="_31_26">m</text:span><text:span text:style-name="_31_51"> </text:span><text:span text:style-name="_35_3">t</text:span><text:span text:style-name="_39_5">h</text:span><text:span text:style-name="_32_03">e</text:span><text:span text:style-name="_31_"> </text:span><text:span text:style-name="_31_35">c</text:span><text:span text:style-name="_32_25">o</text:span><text:span text:style-name="_33_9">n</text:span><text:span text:style-name="_31_19">s</text:span><text:span text:style-name="_32_09">e</text:span><text:span text:style-name="_33_5">n</text:span><text:span text:style-name="_31_47">t</text:span><text:span text:style-name="_31_51"> </text:span><text:span text:style-name="_32_1">o</text:span><text:span text:style-name="_31_50">f</text:span><text:span text:style-name="_31_51"> </text:span><text:span text:style-name="_36_5">t</text:span><text:span text:style-name="_31_31">h</text:span><text:span text:style-name="_31_89">e</text:span><text:span text:style-name="_31_"> </text:span><text:span text:style-name="_31_13">g</text:span><text:span text:style-name="_32_10">o</text:span><text:span text:style-name="_33_8">v</text:span><text:span text:style-name="_31_32">e</text:span><text:span text:style-name="_31_73">r</text:span><text:span text:style-name="_36_6">n</text:span><text:span text:style-name="_31_34">e</text:span><text:span text:style-name="_32_24">d</text:span><text:span text:style-name="_34_4">,</text:span><text:span text:style-name="_37_6"> --</text:span><text:span text:style-name="_35_7">T</text:span><text:span text:style-name="_31_17">h</text:span><text:span text:style-name="_31_73">a</text:span><text:span text:style-name="_34_4">t</text:span><text:span text:style-name="_37_6"> </text:span><text:span text:style-name="_32_09">w</text:span><text:span text:style-name="_33_9">h</text:span><text:span text:style-name="_39_6">e</text:span><text:span text:style-name="_32_21">n</text:span><text:span text:style-name="_35_9">e</text:span><text:span text:style-name="_31_31">v</text:span><text:span text:style-name="_32_24">e</text:span><text:span text:style-name="_37_1">r</text:span><text:span text:style-name="_37_6"> </text:span><text:span text:style-name="_32_25">a</text:span><text:span text:style-name="_37_1">n</text:span><text:span text:style-name="_31_31">y</text:span><text:span text:style-name="_31_51"> </text:span><text:span text:style-name="_36_5">F</text:span><text:span text:style-name="_31_13">o</text:span><text:span text:style-name="_31_85">r</text:span><text:span text:style-name="_37_2">m</text:span><text:span text:style-name="_37_6"> </text:span><text:span text:style-name="_32_15">o</text:span><text:span text:style-name="_35_3">f</text:span><text:span text:style-name="_37_6"> </text:span><text:span text:style-name="_32_15">G</text:span><text:span text:style-name="_37_1">o</text:span><text:span text:style-name="_39_8">v</text:span><text:span text:style-name="_32_24">e</text:span><text:span text:style-name="_35_1">r</text:span><text:span text:style-name="_31_14">n</text:span><text:span text:style-name="_32_03">m</text:span><text:span text:style-name="_36_8">e</text:span><text:span text:style-name="_31_46">n</text:span><text:span text:style-name="_31_92">t</text:span><text:span text:style-name="_31_"> </text:span><text:span text:style-name="_31_47">b</text:span><text:span text:style-name="_32_00">e</text:span><text:span text:style-name="_35_6">c</text:span><text:span text:style-name="_31_34">o</text:span><text:span text:style-name="_31_94">m</text:span><text:span text:style-name="_35_6">e</text:span><text:span text:style-name="_39_8">s</text:span><text:span text:style-name="_31_51"> </text:span><text:span text:style-name="_33_6">d</text:span><text:span text:style-name="_39_9">e</text:span><text:span text:style-name="_32_09">s</text:span><text:span text:style-name="_34_1">t</text:span><text:span text:style-name="_31_44">r</text:span><text:span text:style-name="_32_06">u</text:span><text:span text:style-name="_35_6">c</text:span><text:span text:style-name="_31_31">t</text:span><text:span text:style-name="_32_06">i</text:span><text:span text:style-name="_34_1">v</text:span><text:span text:style-name="_31_16">e</text:span><text:span text:style-name="_31_51"> </text:span><text:span text:style-name="_35_0">o</text:span><text:span text:style-name="_31_26">f</text:span><text:span text:style-name="_31_51"> </text:span><text:span text:style-name="_36_8">t</text:span><text:span text:style-name="_31_26">h</text:span><text:span text:style-name="_31_79">e</text:span><text:span text:style-name="_32_9">s</text:span><text:span text:style-name="_31_32">e</text:span><text:span text:style-name="_31_51"> </text:span><text:span text:style-name="_32_1">e</text:span><text:span text:style-name="_31_16">n</text:span><text:span text:style-name="_31_76">d</text:span><text:span text:style-name="_36_9">s</text:span><text:span text:style-name="_31_11">,</text:span><text:span text:style-name="_31_51"> </text:span><text:span text:style-name="_34_1">i</text:span><text:span text:style-name="_31_40">t</text:span><text:span text:style-name="_31_51"> </text:span><text:span text:style-name="_32_4">i</text:span><text:span text:style-name="_31_10">s</text:span><text:span text:style-name="_31_51"> </text:span><text:span text:style-name="_33_6">t</text:span><text:span text:style-name="_31_32">h</text:span><text:span text:style-name="_32_16">e</text:span><text:span text:style-name="_31_"> </text:span><text:span text:style-name="_31_14">R</text:span><text:span text:style-name="_32_16">i</text:span><text:span text:style-name="_37_2">g</text:span><text:span text:style-name="_31_34">h</text:span><text:span text:style-name="_32_09">t</text:span><text:span text:style-name="_31_"> </text:span><text:span text:style-name="_31_02">o</text:span><text:span text:style-name="_32_21">f</text:span><text:span text:style-name="_31_"> </text:span><text:span text:style-name="_31_25">t</text:span><text:span text:style-name="_32_10">h</text:span><text:span text:style-name="_34_1">e</text:span><text:span text:style-name="_37_6"> </text:span><text:span text:style-name="_31_71">P</text:span><text:span text:style-name="_33_0">e</text:span><text:span text:style-name="_31_25">o</text:span><text:span text:style-name="_32_01">p</text:span><text:span text:style-name="_33_9">l</text:span><text:span text:style-name="_39_6">e</text:span><text:span text:style-name="_31_51"> </text:span><text:span text:style-name="_37_5">t</text:span><text:span text:style-name="_31_32">o</text:span><text:span text:style-name="_31_51"> </text:span><text:span text:style-name="_34_1">a</text:span><text:span text:style-name="_31_31">l</text:span><text:span text:style-name="_32_15">t</text:span><text:span text:style-name="_34_2">e</text:span><text:span text:style-name="_31_28">r</text:span><text:span text:style-name="_31_51"> </text:span><text:span text:style-name="_34_4">o</text:span><text:span text:style-name="_31_47">r</text:span><text:span text:style-name="_31_51"> </text:span><text:span text:style-name="_36_8">t</text:span><text:span text:style-name="_31_16">o</text:span><text:span text:style-name="_31_51"> </text:span><text:span text:style-name="_35_3">a</text:span><text:span text:style-name="_31_19">b</text:span><text:span text:style-name="_31_86">o</text:span><text:span text:style-name="_35_1">l</text:span><text:span text:style-name="_31_32">i</text:span><text:span text:style-name="_31_70">s</text:span><text:span text:style-name="_35_0">h</text:span><text:span text:style-name="_37_6"> </text:span><text:span text:style-name="_32_24">i</text:span><text:span text:style-name="_35_9">t</text:span><text:span text:style-name="_31_04">,</text:span><text:span text:style-name="_31_51"> </text:span><text:span text:style-name="_34_2">a</text:span><text:span text:style-name="_31_14">n</text:span><text:span text:style-name="_31_89">d</text:span><text:span text:style-name="_31_"> </text:span><text:span text:style-name="_31_44">t</text:span><text:span text:style-name="_31_95">o</text:span><text:span text:style-name="_31_"> </text:span><text:span text:style-name="_31_01">i</text:span><text:span text:style-name="_32_09">n</text:span><text:span text:style-name="_36_6">s</text:span><text:span text:style-name="_31_43">t</text:span><text:span text:style-name="_31_86">i</text:span><text:span text:style-name="_36_5">t</text:span><text:span text:style-name="_31_47">u</text:span><text:span text:style-name="_32_15">t</text:span><text:span text:style-name="_33_5">e</text:span><text:span text:style-name="_37_6"> </text:span><text:span text:style-name="_32_24">n</text:span><text:span text:style-name="_36_6">e</text:span><text:span text:style-name="_31_02">w</text:span><text:span text:style-name="_31_51"> </text:span><text:span text:style-name="_34_2">G</text:span><text:span text:style-name="_31_02">o</text:span><text:span text:style-name="_31_86">v</text:span><text:span text:style-name="_33_5">e</text:span><text:span text:style-name="_31_29">r</text:span><text:span text:style-name="_32_24">n</text:span><text:span text:style-name="_33_0">m</text:span><text:span text:style-name="_31_28">e</text:span><text:span text:style-name="_32_07">n</text:span><text:span text:style-name="_33_9">t</text:span><text:span text:style-name="_31_01">,</text:span><text:span text:style-name="_31_51"> </text:span><text:span text:style-name="_35_7">l</text:span><text:span text:style-name="_31_41">a</text:span><text:span text:style-name="_32_24">y</text:span><text:span text:style-name="_32_4">i</text:span><text:span text:style-name="_31_10">n</text:span><text:span text:style-name="_31_85">g</text:span><text:span text:style-name="_31_"> </text:span><text:span text:style-name="_31_41">i</text:span><text:span text:style-name="_32_07">t</text:span><text:span text:style-name="_35_3">s</text:span><text:span text:style-name="_37_6"> </text:span><text:span text:style-name="_32_25">f</text:span><text:span text:style-name="_37_1">o</text:span><text:span text:style-name="_31_49">u</text:span><text:span text:style-name="_32_19">n</text:span><text:span text:style-name="_35_6">d</text:span><text:span text:style-name="_31_32">a</text:span><text:span text:style-name="_32_18">t</text:span><text:span text:style-name="_37_5">i</text:span><text:span text:style-name="_39_5">o</text:span><text:span text:style-name="_32_24">n</text:span><text:span text:style-name="_31_"> </text:span><text:span text:style-name="_31_34">o</text:span><text:span text:style-name="_32_04">n</text:span><text:span text:style-name="_31_"> </text:span><text:span text:style-name="_39_6">s</text:span><text:span text:style-name="_32_10">u</text:span><text:span text:style-name="_32_6">c</text:span><text:span text:style-name="_31_50">h</text:span><text:span text:style-name="_31_51"> </text:span><text:span text:style-name="_36_5">p</text:span><text:span text:style-name="_31_16">r</text:span><text:span text:style-name="_31_70">i</text:span><text:span text:style-name="_33_0">n</text:span><text:span text:style-name="_31_32">c</text:span><text:span text:style-name="_32_21">i</text:span><text:span text:style-name="_32_9">p</text:span><text:span text:style-name="_31_34">l</text:span><text:span text:style-name="_31_76">e</text:span><text:span text:style-name="_35_6">s</text:span><text:span text:style-name="_37_6"> </text:span><text:span text:style-name="_32_16">a</text:span><text:span text:style-name="_34_2">n</text:span><text:span text:style-name="_31_10">d</text:span><text:span text:style-name="_31_51"> </text:span><text:span text:style-name="_35_4">o</text:span><text:span text:style-name="_31_44">r</text:span><text:span text:style-name="_32_04">g</text:span><text:span text:style-name="_37_2">a</text:span><text:span text:style-name="_39_9">n</text:span><text:span text:style-name="_31_91">i</text:span><text:span text:style-name="_35_4">z</text:span><text:span text:style-name="_31_04">i</text:span><text:span text:style-name="_32_19">n</text:span><text:span text:style-name="_37_4">g</text:span><text:span text:style-name="_37_6"> </text:span><text:span text:style-name="_32_18">i</text:span><text:span text:style-name="_37_1">t</text:span><text:span text:style-name="_31_13">s</text:span><text:span text:style-name="_31_51"> </text:span><text:span text:style-name="_35_7">p</text:span><text:span text:style-name="_39_8">o</text:span><text:span text:style-name="_32_06">w</text:span><text:span text:style-name="_36_9">e</text:span><text:span text:style-name="_39_5">r</text:span><text:span text:style-name="_31_70">s</text:span><text:span text:style-name="_31_"> </text:span><text:span text:style-name="_31_02">i</text:span><text:span text:style-name="_32_06">n</text:span><text:span text:style-name="_31_"> </text:span><text:span text:style-name="_31_34">s</text:span><text:span text:style-name="_32_03">u</text:span><text:span text:style-name="_35_9">c</text:span><text:span text:style-name="_31_43">h</text:span><text:span text:style-name="_31_51"> </text:span><text:span text:style-name="_34_4">f</text:span><text:span text:style-name="_31_17">o</text:span><text:span text:style-name="_31_79">r</text:span><text:span text:style-name="_36_0">m</text:span><text:span text:style-name="_31_26">,</text:span><text:span text:style-name="_31_51"> </text:span><text:span text:style-name="_35_4">a</text:span><text:span text:style-name="_31_02">s</text:span><text:span text:style-name="_31_51"> </text:span><text:span text:style-name="_37_4">t</text:span><text:span text:style-name="_31_35">o</text:span><text:span text:style-name="_31_51"> </text:span><text:span text:style-name="_36_8">t</text:span><text:span text:style-name="_31_47">h</text:span><text:span text:style-name="_31_89">e</text:span><text:span text:style-name="_34_5">m</text:span><text:span text:style-name="_37_6"> </text:span><text:span text:style-name="_31_86">s</text:span><text:span text:style-name="_37_2">h</text:span><text:span text:style-name="_31_43">a</text:span><text:span text:style-name="_31_86">l</text:span><text:span text:style-name="_32_0">l</text:span><text:span text:style-name="_37_6"> </text:span><text:span text:style-name="_31_92">s</text:span><text:span text:style-name="_32_6">e</text:span><text:span text:style-name="_39_9">e</text:span><text:span text:style-name="_32_07">m</text:span><text:span text:style-name="_31_"> </text:span><text:span text:style-name="_31_25">m</text:span><text:span text:style-name="_32_22">o</text:span><text:span text:style-name="_32_3">s</text:span><text:span text:style-name="_31_50">t</text:span><text:span text:style-name="_31_51"> </text:span><text:span text:style-name="_37_2">l</text:span><text:span text:style-name="_31_13">i</text:span><text:span text:style-name="_31_91">k</text:span><text:span text:style-name="_35_4">e</text:span><text:span text:style-name="_31_11">l</text:span><text:span text:style-name="_31_94">y</text:span><text:span text:style-name="_31_"> </text:span><text:span text:style-name="_31_13">t</text:span><text:span text:style-name="_31_80">o</text:span><text:span text:style-name="_31_"> </text:span><text:span text:style-name="_39_9">e</text:span><text:span text:style-name="_31_77">f</text:span><text:span text:style-name="_32_0">f</text:span><text:span text:style-name="_31_35">e</text:span><text:span text:style-name="_31_91">c</text:span><text:span text:style-name="_36_8">t</text:span><text:span text:style-name="_37_6"> </text:span><text:span text:style-name="_32_24">t</text:span><text:span text:style-name="_35_3">h</text:span><text:span text:style-name="_31_49">e</text:span><text:span text:style-name="_31_94">i</text:span><text:span text:style-name="_34_5">r</text:span><text:span text:style-name="_37_6"> </text:span><text:span text:style-name="_31_86">S</text:span><text:span text:style-name="_35_7">a</text:span><text:span text:style-name="_39_5">f</text:span><text:span text:style-name="_31_70">e</text:span><text:span text:style-name="_32_1">t</text:span><text:span text:style-name="_31_35">y</text:span><text:span text:style-name="_31_51"> </text:span><text:span text:style-name="_35_9">a</text:span><text:span text:style-name="_31_26">n</text:span><text:span text:style-name="_31_85">d</text:span><text:span text:style-name="_31_"> </text:span><text:span text:style-name="_31_13">H</text:span><text:span text:style-name="_32_00">a</text:span><text:span text:style-name="_34_5">p</text:span><text:span text:style-name="_31_25">p</text:span><text:span text:style-name="_32_01">i</text:span><text:span text:style-name="_37_4">n</text:span><text:span text:style-name="_31_17">e</text:span><text:span text:style-name="_32_04">s</text:span><text:span text:style-name="_33_0">s</text:span><text:span text:style-name="_31_40">.</text:span><text:span text:style-name="_31_51"> </text:span><text:span text:style-name="_36_0">P</text:span><text:span text:style-name="_31_04">r</text:span><text:span text:style-name="_31_73">u</text:span><text:span text:style-name="_33_6">d</text:span><text:span text:style-name="_31_17">e</text:span><text:span text:style-name="_32_22">n</text:span><text:span text:style-name="_32_3">c</text:span><text:span text:style-name="_31_34">e</text:span><text:span text:style-name="_32_19">,</text:span><text:span text:style-name="_31_"> </text:span><text:span text:style-name="_31_44">i</text:span><text:span text:style-name="_31_94">n</text:span><text:span text:style-name="_37_1">d</text:span><text:span text:style-name="_31_10">e</text:span><text:span text:style-name="_31_80">e</text:span><text:span text:style-name="_35_6">d</text:span><text:span text:style-name="_31_43">,</text:span><text:span text:style-name="_31_51"> </text:span><text:span text:style-name="_32_0">w</text:span><text:span text:style-name="_39_6">i</text:span><text:span text:style-name="_31_77">l</text:span><text:span text:style-name="_36_8">l</text:span><text:span text:style-name="_37_6"> </text:span><text:span text:style-name="_31_91">d</text:span><text:span text:style-name="_35_0">i</text:span><text:span text:style-name="_31_50">c</text:span><text:span text:style-name="_31_94">t</text:span><text:span text:style-name="_36_6">a</text:span><text:span text:style-name="_31_28">t</text:span><text:span text:style-name="_31_80">e</text:span><text:span text:style-name="_31_"> </text:span><text:span text:style-name="_31_35">t</text:span><text:span text:style-name="_32_19">h</text:span><text:span text:style-name="_36_5">a</text:span><text:span text:style-name="_31_16">t</text:span><text:span text:style-name="_31_51"> </text:span><text:span text:style-name="_36_0">G</text:span><text:span text:style-name="_31_46">o</text:span><text:span text:style-name="_32_03">v</text:span><text:span text:style-name="_35_6">e</text:span><text:span text:style-name="_31_14">r</text:span><text:span text:style-name="_32_21">n</text:span><text:span text:style-name="_37_5">m</text:span><text:span text:style-name="_31_05">e</text:span><text:span text:style-name="_31_74">n</text:span><text:span text:style-name="_34_1">t</text:span><text:span text:style-name="_31_17">s</text:span><text:span text:style-name="_31_51"> </text:span><text:span text:style-name="_36_5">l</text:span><text:span text:style-name="_31_49">o</text:span><text:span text:style-name="_32_07">n</text:span><text:span text:style-name="_33_6">g</text:span><text:span text:style-name="_37_6"> </text:span><text:span text:style-name="_32_03">e</text:span><text:span text:style-name="_34_4">s</text:span><text:span text:style-name="_39_9">t</text:span><text:span text:style-name="_32_04">a</text:span><text:span text:style-name="_32_0">b</text:span><text:span text:style-name="_31_43">l</text:span><text:span text:style-name="_31_88">i</text:span><text:span text:style-name="_32_6">s</text:span><text:span text:style-name="_31_28">h</text:span><text:span text:style-name="_31_88">e</text:span><text:span text:style-name="_32_4">d</text:span><text:span text:style-name="_37_6"> </text:span><text:span text:style-name="_32_09">s</text:span><text:span text:style-name="_35_1">h</text:span><text:span text:style-name="_31_26">o</text:span><text:span text:style-name="_31_79">u</text:span><text:span text:style-name="_35_1">l</text:span><text:span text:style-name="_31_32">d</text:span><text:span text:style-name="_31_51"> </text:span><text:span text:style-name="_34_1">n</text:span><text:span text:style-name="_31_41">o</text:span><text:span text:style-name="_32_22">t</text:span><text:span text:style-name="_31_"> </text:span><text:span text:style-name="_31_26">b</text:span><text:span text:style-name="_31_86">e</text:span><text:span text:style-name="_31_"> </text:span><text:span text:style-name="_31_29">c</text:span><text:span text:style-name="_31_92">h</text:span><text:span text:style-name="_33_8">a</text:span><text:span text:style-name="_31_47">n</text:span><text:span text:style-name="_31_76">g</text:span><text:span text:style-name="_33_0">e</text:span><text:span text:style-name="_39_5">d</text:span><text:span text:style-name="_31_51"> </text:span><text:span text:style-name="_35_0">f</text:span><text:span text:style-name="_31_31">o</text:span><text:span text:style-name="_32_25">r</text:span><text:span text:style-name="_31_"> </text:span><text:span text:style-name="_31_40">l</text:span><text:span text:style-name="_32_24">i</text:span><text:span text:style-name="_32_9">g</text:span><text:span text:style-name="_31_02">h</text:span><text:span text:style-name="_32_18">t</text:span><text:span text:style-name="_31_"> </text:span><text:span text:style-name="_31_14">a</text:span><text:span text:style-name="_32_00">n</text:span><text:span text:style-name="_37_2">d</text:span><text:span text:style-name="_37_6"> </text:span><text:span text:style-name="_32_10">t</text:span><text:span text:style-name="_34_1">r</text:span><text:span text:style-name="_31_31">a</text:span><text:span text:style-name="_32_24">n</text:span><text:span text:style-name="_33_0">s</text:span><text:span text:style-name="_31_20">i</text:span><text:span text:style-name="_32_07">e</text:span><text:span text:style-name="_33_6">n</text:span><text:span text:style-name="_31_16">t</text:span><text:span text:style-name="_31_51"> </text:span><text:span text:style-name="_32_3">c</text:span><text:span text:style-name="_31_11">a</text:span><text:span text:style-name="_31_71">u</text:span><text:span text:style-name="_37_4">s</text:span><text:span text:style-name="_31_44">e</text:span><text:span text:style-name="_31_94">s</text:span><text:span text:style-name="_32_9">;</text:span><text:span text:style-name="_37_6"> </text:span><text:span text:style-name="_32_06">a</text:span><text:span text:style-name="_35_0">n</text:span><text:span text:style-name="_39_9">d</text:span><text:span text:style-name="_31_51"> </text:span><text:span text:style-name="_32_0">a</text:span><text:span text:style-name="_31_26">c</text:span><text:span text:style-name="_32_01">c</text:span><text:span text:style-name="_34_2">o</text:span><text:span text:style-name="_31_11">r</text:span><text:span text:style-name="_31_92">d</text:span><text:span text:style-name="_36_9">i</text:span><text:span text:style-name="_31_46">n</text:span><text:span text:style-name="_31_94">g</text:span><text:span text:style-name="_32_0">l</text:span><text:span text:style-name="_31_34">y</text:span><text:span text:style-name="_31_51"> </text:span><text:span text:style-name="_37_4">a</text:span><text:span text:style-name="_31_31">l</text:span><text:span text:style-name="_31_79">l</text:span><text:span text:style-name="_31_"> </text:span><text:span text:style-name="_39_9">e</text:span><text:span text:style-name="_31_71">x</text:span><text:span text:style-name="_36_9">p</text:span><text:span text:style-name="_31_31">e</text:span><text:span text:style-name="_31_80">r</text:span><text:span text:style-name="_32_6">i</text:span><text:span text:style-name="_31_46">e</text:span><text:span text:style-name="_31_88">n</text:span><text:span text:style-name="_35_1">c</text:span><text:span text:style-name="_31_04">e</text:span><text:span text:style-name="_31_51"> </text:span><text:span text:style-name="_33_5">h</text:span><text:span text:style-name="_31_43">a</text:span><text:span text:style-name="_31_70">t</text:span><text:span text:style-name="_36_8">h</text:span><text:span text:style-name="_37_6"> </text:span><text:span text:style-name="_32_06">s</text:span><text:span text:style-name="_35_6">h</text:span><text:span text:style-name="_31_34">e</text:span><text:span text:style-name="_31_88">w</text:span><text:span text:style-name="_33_0">n</text:span><text:span text:style-name="_31_40">,</text:span><text:span text:style-name="_31_51"> </text:span><text:span text:style-name="_33_9">t</text:span><text:span text:style-name="_31_16">h</text:span><text:span text:style-name="_31_74">a</text:span><text:span text:style-name="_36_0">t</text:span><text:span text:style-name="_37_6"> </text:span><text:span text:style-name="_31_94">m</text:span><text:span text:style-name="_32_9">a</text:span><text:span text:style-name="_31_14">n</text:span><text:span text:style-name="_31_77">k</text:span><text:span text:style-name="_35_4">i</text:span><text:span text:style-name="_31_46">n</text:span><text:span text:style-name="_31_70">d</text:span><text:span text:style-name="_31_"> </text:span><text:span text:style-name="_31_14">a</text:span><text:span text:style-name="_31_71">r</text:span><text:span text:style-name="_32_1">e</text:span><text:span text:style-name="_37_6"> </text:span><text:span text:style-name="_31_88">m</text:span><text:span text:style-name="_36_8">o</text:span><text:span text:style-name="_31_34">r</text:span><text:span text:style-name="_31_73">e</text:span><text:span text:style-name="_31_"> </text:span><text:span text:style-name="_31_41">d</text:span><text:span text:style-name="_31_95">i</text:span><text:span text:style-name="_32_9">s</text:span><text:span text:style-name="_31_13">p</text:span><text:span text:style-name="_31_89">o</text:span><text:span text:style-name="_36_6">s</text:span><text:span text:style-name="_31_32">e</text:span><text:span text:style-name="_31_70">d</text:span><text:span text:style-name="_31_"> </text:span><text:span text:style-name="_31_41">t</text:span><text:span text:style-name="_31_91">o</text:span><text:span text:style-name="_31_"> </text:span><text:span text:style-name="_31_46">s</text:span><text:span text:style-name="_31_70">u</text:span><text:span text:style-name="_33_6">f</text:span><text:span text:style-name="_31_29">f</text:span><text:span text:style-name="_32_01">e</text:span><text:span text:style-name="_32_7">r</text:span><text:span text:style-name="_39_6">,</text:span><text:span text:style-name="_31_51"> </text:span><text:span text:style-name="_33_8">w</text:span><text:span text:style-name="_31_13">h</text:span><text:span text:style-name="_31_92">i</text:span><text:span text:style-name="_32_9">l</text:span><text:span text:style-name="_31_29">e</text:span><text:span text:style-name="_31_51"> </text:span><text:span text:style-name="_32_1">e</text:span><text:span text:style-name="_31_01">v</text:span><text:span text:style-name="_32_00">i</text:span><text:span text:style-name="_32_7">l</text:span><text:span text:style-name="_31_34">s</text:span><text:span text:style-name="_31_51"> </text:span><text:span text:style-name="_34_1">a</text:span><text:span text:style-name="_31_10">r</text:span><text:span text:style-name="_32_10">e</text:span><text:span text:style-name="_31_"> </text:span><text:span text:style-name="_31_25">s</text:span><text:span text:style-name="_31_77">u</text:span><text:span text:style-name="_36_8">f</text:span><text:span text:style-name="_31_25">f</text:span><text:span text:style-name="_31_71">e</text:span><text:span text:style-name="_34_1">r</text:span><text:span text:style-name="_31_44">a</text:span><text:span text:style-name="_31_80">b</text:span><text:span text:style-name="_34_1">l</text:span><text:span text:style-name="_31_28">e</text:span><text:span text:style-name="_32_25">,</text:span><text:span text:style-name="_31_"> </text:span><text:span text:style-name="_31_14">t</text:span><text:span text:style-name="_31_91">h</text:span><text:span text:style-name="_32_7">a</text:span><text:span text:style-name="_31_50">n</text:span><text:span text:style-name="_31_51"> </text:span><text:span text:style-name="_37_4">t</text:span><text:span text:style-name="_31_10">o</text:span><text:span text:style-name="_31_51"> </text:span><text:span text:style-name="_35_7">r</text:span><text:span text:style-name="_31_47">i</text:span><text:span text:style-name="_31_76">g</text:span><text:span text:style-name="_37_1">h</text:span><text:span text:style-name="_31_02">t</text:span><text:span text:style-name="_31_51"> </text:span><text:span text:style-name="_34_4">t</text:span><text:span text:style-name="_39_6">h</text:span><text:span text:style-name="_32_25">e</text:span><text:span text:style-name="_34_4">m</text:span><text:span text:style-name="_31_47">s</text:span><text:span text:style-name="_32_01">e</text:span><text:span text:style-name="_33_6">l</text:span><text:span text:style-name="_39_5">v</text:span><text:span text:style-name="_31_74">e</text:span><text:span text:style-name="_32_6">s</text:span><text:span text:style-name="_37_6"> </text:span><text:span text:style-name="_31_86">b</text:span><text:span text:style-name="_36_6">y</text:span><text:span text:style-name="_37_6"> </text:span><text:span text:style-name="_32_03">a</text:span><text:span text:style-name="_32_7">b</text:span><text:span text:style-name="_31_43">o</text:span><text:span text:style-name="_31_95">l</text:span><text:span text:style-name="_32_0">i</text:span><text:span text:style-name="_39_5">s</text:span><text:span text:style-name="_31_77">h</text:span><text:span text:style-name="_32_4">i</text:span><text:span text:style-name="_31_44">n</text:span><text:span text:style-name="_31_95">g</text:span><text:span text:style-name="_31_"> </text:span><text:span text:style-name="_31_19">t</text:span><text:span text:style-name="_31_88">h</text:span><text:span text:style-name="_36_0">e</text:span><text:span text:style-name="_37_6"> </text:span><text:span text:style-name="_32_21">f</text:span><text:span text:style-name="_35_4">o</text:span><text:span text:style-name="_31_40">r</text:span><text:span text:style-name="_31_71">m</text:span><text:span text:style-name="_32_1">s</text:span><text:span text:style-name="_37_6"> </text:span><text:span text:style-name="_32_00">t</text:span><text:span text:style-name="_34_2">o</text:span><text:span text:style-name="_37_6"> </text:span><text:span text:style-name="_31_73">w</text:span><text:span text:style-name="_35_6">h</text:span><text:span text:style-name="_31_05">i</text:span><text:span text:style-name="_31_79">c</text:span><text:span text:style-name="_34_5">h</text:span><text:span text:style-name="_37_6"> </text:span><text:span text:style-name="_31_74">t</text:span><text:span text:style-name="_37_4">h</text:span><text:span text:style-name="_31_50">e</text:span><text:span text:style-name="_32_01">y</text:span><text:span text:style-name="_31_"> </text:span><text:span text:style-name="_31_31">a</text:span><text:span text:style-name="_31_85">r</text:span><text:span text:style-name="_33_9">e</text:span><text:span text:style-name="_37_6"> </text:span><text:span text:style-name="_31_73">a</text:span><text:span text:style-name="_37_4">c</text:span><text:span text:style-name="_31_46">c</text:span><text:span text:style-name="_32_07">u</text:span><text:span text:style-name="_35_0">s</text:span><text:span text:style-name="_31_50">t</text:span><text:span text:style-name="_32_10">o</text:span><text:span text:style-name="_34_2">m</text:span><text:span text:style-name="_31_46">e</text:span><text:span text:style-name="_31_79">d</text:span><text:span text:style-name="_33_8">.</text:span><text:span text:style-name="_37_6"> </text:span><text:span text:style-name="_31_74">B</text:span><text:span text:style-name="_33_6">u</text:span><text:span text:style-name="_31_32">t</text:span><text:span text:style-name="_31_51"> </text:span><text:span text:style-name="_34_5">w</text:span><text:span text:style-name="_31_16">h</text:span><text:span text:style-name="_32_03">e</text:span><text:span text:style-name="_37_2">n</text:span><text:span text:style-name="_37_6"> </text:span><text:span text:style-name="_31_86">a</text:span><text:span text:style-name="_31_"> </text:span><text:span text:style-name="_31_31">l</text:span><text:span text:style-name="_31_80">o</text:span><text:span text:style-name="_33_5">n</text:span><text:span text:style-name="_31_04">g</text:span><text:span text:style-name="_31_51"> </text:span><text:span text:style-name="_32_7">t</text:span><text:span text:style-name="_31_10">r</text:span><text:span text:style-name="_31_79">a</text:span><text:span text:style-name="_33_9">i</text:span><text:span text:style-name="_31_43">n</text:span><text:span text:style-name="_31_51"> </text:span><text:span text:style-name="_32_1">o</text:span><text:span text:style-name="_31_19">f</text:span><text:span text:style-name="_31_51"> </text:span><text:span text:style-name="_34_5">a</text:span><text:span text:style-name="_31_19">b</text:span><text:span text:style-name="_31_92">u</text:span><text:span text:style-name="_35_9">s</text:span><text:span text:style-name="_39_9">e</text:span><text:span text:style-name="_31_94">s</text:span><text:span text:style-name="_31_"> </text:span><text:span text:style-name="_31_04">a</text:span><text:span text:style-name="_31_95">n</text:span><text:span text:style-name="_32_1">d</text:span><text:span text:style-name="_37_6"> </text:span><text:span text:style-name="_31_79">u</text:span><text:span text:style-name="_37_2">s</text:span><text:span text:style-name="_31_47">u</text:span><text:span text:style-name="_31_86">r</text:span><text:span text:style-name="_34_1">p</text:span><text:span text:style-name="_31_49">a</text:span><text:span text:style-name="_32_25">t</text:span><text:span text:style-name="_35_1">i</text:span><text:span text:style-name="_31_14">o</text:span><text:span text:style-name="_32_22">n</text:span><text:span text:style-name="_34_4">s</text:span><text:span text:style-name="_31_10">,</text:span><text:span text:style-name="_31_51"> </text:span><text:span text:style-name="_32_7">p</text:span><text:span text:style-name="_31_41">u</text:span><text:span text:style-name="_32_06">r</text:span><text:span text:style-name="_33_9">s</text:span><text:span text:style-name="_31_10">u</text:span><text:span text:style-name="_31_71">i</text:span><text:span text:style-name="_35_6">n</text:span><text:span text:style-name="_31_19">g</text:span><text:span text:style-name="_31_51"> </text:span><text:span text:style-name="_35_9">i</text:span><text:span text:style-name="_31_35">n</text:span><text:span text:style-name="_32_06">v</text:span><text:span text:style-name="_36_8">a</text:span><text:span text:style-name="_31_43">r</text:span><text:span text:style-name="_32_01">i</text:span><text:span text:style-name="_37_5">a</text:span><text:span text:style-name="_31_04">b</text:span><text:span text:style-name="_31_70">l</text:span><text:span text:style-name="_33_5">y</text:span><text:span text:style-name="_37_6"> </text:span><text:span text:style-name="_31_85">t</text:span><text:span text:style-name="_32_6">h</text:span><text:span text:style-name="_39_5">e</text:span><text:span text:style-name="_31_51"> </text:span><text:span text:style-name="_33_0">s</text:span><text:span text:style-name="_31_20">a</text:span><text:span text:style-name="_31_91">m</text:span><text:span text:style-name="_35_0">e</text:span><text:span text:style-name="_37_6"> </text:span><text:span text:style-name="_31_80">O</text:span><text:span text:style-name="_35_9">b</text:span><text:span text:style-name="_39_8">j</text:span><text:span text:style-name="_32_06">e</text:span><text:span text:style-name="_34_2">c</text:span><text:span text:style-name="_31_04">t</text:span><text:span text:style-name="_31_51"> </text:span><text:span text:style-name="_35_9">e</text:span><text:span text:style-name="_31_35">v</text:span><text:span text:style-name="_31_95">i</text:span><text:span text:style-name="_37_4">n</text:span><text:span text:style-name="_31_46">c</text:span><text:span text:style-name="_31_73">e</text:span><text:span text:style-name="_32_3">s</text:span><text:span text:style-name="_37_6"> </text:span><text:span text:style-name="_32_18">a</text:span><text:span text:style-name="_31_"> </text:span><text:span text:style-name="_31_46">d</text:span><text:span text:style-name="_32_21">e</text:span><text:span text:style-name="_34_1">s</text:span><text:span text:style-name="_31_49">i</text:span><text:span text:style-name="_32_10">g</text:span><text:span text:style-name="_36_5">n</text:span><text:span text:style-name="_37_6"> </text:span><text:span text:style-name="_32_16">t</text:span><text:span text:style-name="_37_1">o</text:span><text:span text:style-name="_37_6"> </text:span><text:span text:style-name="_32_18">r</text:span><text:span text:style-name="_35_4">e</text:span><text:span text:style-name="_31_41">d</text:span><text:span text:style-name="_31_80">u</text:span><text:span text:style-name="_37_4">c</text:span><text:span text:style-name="_31_50">e</text:span><text:span text:style-name="_31_51"> </text:span><text:span text:style-name="_35_6">t</text:span><text:span text:style-name="_31_04">h</text:span><text:span text:style-name="_32_10">e</text:span><text:span text:style-name="_33_5">m</text:span><text:span text:style-name="_37_6"> </text:span><text:span text:style-name="_32_09">u</text:span><text:span text:style-name="_32_0">n</text:span><text:span text:style-name="_31_47">d</text:span><text:span text:style-name="_31_77">e</text:span><text:span text:style-name="_33_6">r</text:span><text:span text:style-name="_37_6"> </text:span><text:span text:style-name="_32_18">a</text:span><text:span text:style-name="_34_2">b</text:span><text:span text:style-name="_31_14">s</text:span><text:span text:style-name="_31_85">o</text:span><text:span text:style-name="_37_5">l</text:span><text:span text:style-name="_31_44">u</text:span><text:span text:style-name="_31_79">t</text:span><text:span text:style-name="_37_5">e</text:span><text:span text:style-name="_37_6"> </text:span><text:span text:style-name="_32_03">D</text:span><text:span text:style-name="_32_7">e</text:span><text:span text:style-name="_31_47">s</text:span><text:span text:style-name="_32_18">p</text:span><text:span text:style-name="_33_0">o</text:span><text:span text:style-name="_31_05">t</text:span><text:span text:style-name="_32_25">i</text:span><text:span text:style-name="_36_9">s</text:span><text:span text:style-name="_39_6">m</text:span><text:span text:style-name="_31_89">,</text:span><text:span text:style-name="_31_"> </text:span><text:span text:style-name="_31_46">i</text:span><text:span text:style-name="_31_88">t</text:span><text:span text:style-name="_31_"> </text:span><text:span text:style-name="_31_44">i</text:span><text:span text:style-name="_32_06">s</text:span><text:span text:style-name="_31_"> </text:span><text:span text:style-name="_31_04">t</text:span><text:span text:style-name="_31_76">h</text:span><text:span text:style-name="_35_3">e</text:span><text:span text:style-name="_39_9">i</text:span><text:span text:style-name="_32_21">r</text:span><text:span text:style-name="_31_"> </text:span><text:span text:style-name="_31_13">r</text:span><text:span text:style-name="_32_19">i</text:span><text:span text:style-name="_34_4">g</text:span><text:span text:style-name="_31_25">h</text:span><text:span text:style-name="_32_15">t</text:span><text:span text:style-name="_35_1">,</text:span><text:span text:style-name="_37_6"> </text:span><text:span text:style-name="_31_70">i</text:span><text:span text:style-name="_36_0">t</text:span><text:span text:style-name="_37_6"> </text:span><text:span text:style-name="_32_16">i</text:span><text:span text:style-name="_33_8">s</text:span><text:span text:style-name="_37_6"> </text:span><text:span text:style-name="_32_22">t</text:span><text:span text:style-name="_34_1">h</text:span><text:span text:style-name="_31_26">e</text:span><text:span text:style-name="_32_09">i</text:span><text:span text:style-name="_35_1">r</text:span><text:span text:style-name="_37_6"> </text:span><text:span text:style-name="_31_74">d</text:span><text:span text:style-name="_37_1">u</text:span><text:span text:style-name="_31_17">t</text:span><text:span text:style-name="_32_04">y</text:span><text:span text:style-name="_32_1">,</text:span><text:span text:style-name="_37_6"> </text:span><text:span text:style-name="_32_21">t</text:span><text:span text:style-name="_36_8">o</text:span><text:span text:style-name="_37_6"> </text:span><text:span text:style-name="_31_89">t</text:span><text:span text:style-name="_37_1">h</text:span><text:span text:style-name="_31_47">r</text:span><text:span text:style-name="_32_03">o</text:span><text:span text:style-name="_37_4">w</text:span><text:span text:style-name="_37_6"> </text:span><text:span text:style-name="_31_77">o</text:span><text:span text:style-name="_33_5">f</text:span><text:span text:style-name="_31_19">f</text:span><text:span text:style-name="_31_51"> </text:span><text:span text:style-name="_34_4">s</text:span><text:span text:style-name="_39_5">u</text:span><text:span text:style-name="_32_03">c</text:span><text:span text:style-name="_36_8">h</text:span><text:span text:style-name="_37_6"> </text:span><text:span text:style-name="_32_06">G</text:span><text:span text:style-name="_32_7">o</text:span><text:span text:style-name="_31_02">v</text:span><text:span text:style-name="_32_24">e</text:span><text:span text:style-name="_36_0">r</text:span><text:span text:style-name="_31_05">n</text:span><text:span text:style-name="_32_07">m</text:span><text:span text:style-name="_35_9">e</text:span><text:span text:style-name="_31_14">n</text:span><text:span text:style-name="_32_01">t</text:span><text:span text:style-name="_37_2">,</text:span><text:span text:style-name="_37_6"> </text:span><text:span text:style-name="_32_09">a</text:span><text:span text:style-name="_37_5">n</text:span><text:span text:style-name="_31_40">d</text:span><text:span text:style-name="_31_51"> </text:span><text:span text:style-name="_32_9">t</text:span><text:span text:style-name="_31_50">o</text:span><text:span text:style-name="_31_51"> </text:span><text:span text:style-name="_32_1">p</text:span><text:span text:style-name="_31_50">r</text:span><text:span text:style-name="_31_88">o</text:span><text:span text:style-name="_33_9">v</text:span><text:span text:style-name="_31_16">i</text:span><text:span text:style-name="_32_15">d</text:span><text:span text:style-name="_34_2">e</text:span><text:span text:style-name="_37_6"> </text:span><text:span text:style-name="_31_79">n</text:span><text:span text:style-name="_33_8">e</text:span><text:span text:style-name="_31_16">w</text:span><text:span text:style-name="_31_51"> </text:span><text:span text:style-name="_33_6">G</text:span><text:span text:style-name="_31_41">u</text:span><text:span text:style-name="_32_07">a</text:span><text:span text:style-name="_36_8">r</text:span><text:span text:style-name="_31_35">d</text:span><text:span text:style-name="_31_94">s</text:span><text:span text:style-name="_31_"> </text:span><text:span text:style-name="_31_31">f</text:span><text:span text:style-name="_31_77">o</text:span><text:span text:style-name="_36_8">r</text:span><text:span text:style-name="_37_6"> </text:span><text:span text:style-name="_31_86">t</text:span><text:span text:style-name="_35_6">h</text:span><text:span text:style-name="_31_04">e</text:span><text:span text:style-name="_31_95">i</text:span><text:span text:style-name="_32_4">r</text:span><text:span text:style-name="_37_6"> </text:span><text:span text:style-name="_32_16">f</text:span><text:span text:style-name="_35_0">u</text:span><text:span text:style-name="_31_43">t</text:span><text:span text:style-name="_32_03">u</text:span><text:span text:style-name="_35_9">r</text:span><text:span text:style-name="_31_40">e</text:span><text:span text:style-name="_31_51"> </text:span><text:span text:style-name="_37_4">s</text:span><text:span text:style-name="_39_6">e</text:span><text:span text:style-name="_31_92">c</text:span><text:span text:style-name="_36_5">u</text:span><text:span text:style-name="_31_10">r</text:span><text:span text:style-name="_32_07">i</text:span><text:span text:style-name="_35_6">t</text:span><text:span text:style-name="_31_11">y</text:span><text:span text:style-name="_32_07">.--</text:span><text:span text:style-name="_32_0">S</text:span><text:span text:style-name="_31_02">u</text:span><text:span text:style-name="_32_06">c</text:span><text:span text:style-name="_34_5">h</text:span><text:span text:style-name="_37_6"> </text:span><text:span text:style-name="_31_76">h</text:span><text:span text:style-name="_33_9">a</text:span><text:span text:style-name="_31_40">s</text:span><text:span text:style-name="_31_51"> </text:span><text:span text:style-name="_34_5">b</text:span><text:span text:style-name="_31_26">e</text:span><text:span text:style-name="_31_88">e</text:span><text:span text:style-name="_35_4">n</text:span><text:span text:style-name="_37_6"> </text:span><text:span text:style-name="_32_19">t</text:span><text:span text:style-name="_33_8">h</text:span><text:span text:style-name="_31_01">e</text:span><text:span text:style-name="_31_51"> </text:span><text:span text:style-name="_32_3">p</text:span><text:span text:style-name="_31_32">a</text:span><text:span text:style-name="_32_06">t</text:span><text:span text:style-name="_35_4">i</text:span><text:span text:style-name="_31_01">e</text:span><text:span text:style-name="_32_06">n</text:span><text:span text:style-name="_34_4">t</text:span><text:span text:style-name="_37_6"> </text:span><text:span text:style-name="_31_70">s</text:span><text:span text:style-name="_32_9">u</text:span><text:span text:style-name="_31_31">f</text:span><text:span text:style-name="_31_79">f</text:span><text:span text:style-name="_37_4">e</text:span><text:span text:style-name="_31_47">r</text:span><text:span text:style-name="_31_79">a</text:span><text:span text:style-name="_35_6">n</text:span><text:span text:style-name="_31_32">c</text:span><text:span text:style-name="_32_00">e</text:span><text:span text:style-name="_31_"> </text:span><text:span text:style-name="_31_14">o</text:span><text:span text:style-name="_31_73">f</text:span><text:span text:style-name="_31_"> </text:span><text:span text:style-name="_31_20">t</text:span><text:span text:style-name="_31_77">h</text:span><text:span text:style-name="_35_9">e</text:span><text:span text:style-name="_31_34">s</text:span><text:span text:style-name="_32_18">e</text:span><text:span text:style-name="_31_"> </text:span><text:span text:style-name="_39_8">C</text:span><text:span text:style-name="_31_92">o</text:span><text:span text:style-name="_35_0">l</text:span><text:span text:style-name="_31_41">o</text:span><text:span text:style-name="_31_79">n</text:span><text:span text:style-name="_36_5">i</text:span><text:span text:style-name="_31_40">e</text:span><text:span text:style-name="_32_25">s</text:span><text:span text:style-name="_36_5">;</text:span><text:span text:style-name="_37_6"> </text:span><text:span text:style-name="_31_70">a</text:span><text:span text:style-name="_36_6">n</text:span><text:span text:style-name="_31_41">d</text:span><text:span text:style-name="_31_51"> </text:span><text:span text:style-name="_37_4">s</text:span><text:span text:style-name="_31_19">u</text:span><text:span text:style-name="_31_70">c</text:span><text:span text:style-name="_37_2">h</text:span><text:span text:style-name="_37_6"> </text:span><text:span text:style-name="_31_80">i</text:span><text:span text:style-name="_35_9">s</text:span><text:span text:style-name="_37_6"> </text:span><text:span text:style-name="_32_19">n</text:span><text:span text:style-name="_32_0">o</text:span><text:span text:style-name="_31_41">w</text:span><text:span text:style-name="_31_51"> </text:span><text:span text:style-name="_32_0">t</text:span><text:span text:style-name="_31_46">h</text:span><text:span text:style-name="_31_79">e</text:span><text:span text:style-name="_31_"> </text:span><text:span text:style-name="_31_50">n</text:span><text:span text:style-name="_32_15">e</text:span><text:span text:style-name="_35_7">c</text:span><text:span text:style-name="_31_41">e</text:span><text:span text:style-name="_31_94">s</text:span><text:span text:style-name="_36_6">s</text:span><text:span text:style-name="_31_17">i</text:span><text:span text:style-name="_31_76">t</text:span><text:span text:style-name="_32_3">y</text:span><text:span text:style-name="_37_6"> </text:span><text:span text:style-name="_32_09">w</text:span><text:span text:style-name="_32_6">h</text:span><text:span text:style-name="_39_6">i</text:span><text:span text:style-name="_32_10">c</text:span><text:span text:style-name="_33_0">h</text:span><text:span text:style-name="_37_6"> </text:span><text:span text:style-name="_31_94">c</text:span><text:span text:style-name="_34_2">o</text:span><text:span text:style-name="_31_43">n</text:span><text:span text:style-name="_31_85">s</text:span><text:span text:style-name="_35_1">t</text:span><text:span text:style-name="_39_9">r</text:span><text:span text:style-name="_31_95">a</text:span><text:span text:style-name="_35_3">i</text:span><text:span text:style-name="_31_04">n</text:span><text:span text:style-name="_31_73">s</text:span><text:span text:style-name="_31_"> </text:span><text:span text:style-name="_31_28">t</text:span><text:span text:style-name="_32_21">h</text:span><text:span text:style-name="_35_4">e</text:span><text:span text:style-name="_31_11">m</text:span><text:span text:style-name="_31_51"> </text:span><text:span text:style-name="_33_6">t</text:span><text:span text:style-name="_31_44">o</text:span><text:span text:style-name="_31_51"> </text:span><text:span text:style-name="_35_1">a</text:span><text:span text:style-name="_31_13">l</text:span><text:span text:style-name="_31_80">t</text:span><text:span text:style-name="_33_5">e</text:span><text:span text:style-name="_31_11">r</text:span><text:span text:style-name="_31_51"> </text:span><text:span text:style-name="_32_7">t</text:span><text:span text:style-name="_31_28">h</text:span><text:span text:style-name="_31_86">e</text:span><text:span text:style-name="_35_3">i</text:span><text:span text:style-name="_31_29">r</text:span><text:span text:style-name="_31_51"> </text:span><text:span text:style-name="_35_3">f</text:span><text:span text:style-name="_31_35">o</text:span><text:span text:style-name="_32_07">r</text:span><text:span text:style-name="_35_6">m</text:span><text:span text:style-name="_31_43">e</text:span><text:span text:style-name="_32_24">r</text:span><text:span text:style-name="_31_"> </text:span><text:span text:style-name="_31_34">S</text:span><text:span text:style-name="_32_15">y</text:span><text:span text:style-name="_36_0">s</text:span><text:span text:style-name="_31_31">t</text:span><text:span text:style-name="_32_06">e</text:span><text:span text:style-name="_35_6">m</text:span><text:span text:style-name="_31_20">s</text:span><text:span text:style-name="_31_51"> </text:span><text:span text:style-name="_33_0">o</text:span><text:span text:style-name="_39_5">f</text:span><text:span text:style-name="_31_51"> </text:span><text:span text:style-name="_35_7">G</text:span><text:span text:style-name="_31_11">o</text:span><text:span text:style-name="_32_18">v</text:span><text:span text:style-name="_35_1">e</text:span><text:span text:style-name="_31_34">r</text:span><text:span text:style-name="_31_79">n</text:span><text:span text:style-name="_33_5">m</text:span><text:span text:style-name="_31_40">e</text:span><text:span text:style-name="_32_18">n</text:span><text:span text:style-name="_36_5">t</text:span><text:span text:style-name="_31_01">.</text:span><text:span text:style-name="_31_51"> </text:span><text:span text:style-name="_32_3">T</text:span><text:span text:style-name="_31_32">h</text:span><text:span text:style-name="_31_73">e</text:span><text:span text:style-name="_31_"> </text:span><text:span text:style-name="_31_16">h</text:span><text:span text:style-name="_31_85">i</text:span><text:span text:style-name="_35_6">s</text:span><text:span text:style-name="_31_04">t</text:span><text:span text:style-name="_32_22">o</text:span><text:span text:style-name="_32_0">r</text:span><text:span text:style-name="_31_16">y</text:span><text:span text:style-name="_31_51"> </text:span><text:span text:style-name="_33_9">o</text:span><text:span text:style-name="_31_43">f</text:span><text:span text:style-name="_31_51"> </text:span><text:span text:style-name="_32_1">t</text:span><text:span text:style-name="_31_43">h</text:span><text:span text:style-name="_31_92">e</text:span><text:span text:style-name="_31_"> </text:span><text:span text:style-name="_31_04">p</text:span><text:span text:style-name="_31_94">r</text:span><text:span text:style-name="_35_9">e</text:span><text:span text:style-name="_31_49">s</text:span><text:span text:style-name="_31_91">e</text:span><text:span text:style-name="_37_2">n</text:span><text:span text:style-name="_31_46">t</text:span><text:span text:style-name="_31_51"> </text:span><text:span text:style-name="_37_1">K</text:span><text:span text:style-name="_31_25">i</text:span><text:span text:style-name="_32_06">n</text:span><text:span text:style-name="_34_4">g</text:span><text:span text:style-name="_37_6"> </text:span><text:span text:style-name="_31_95">o</text:span><text:span text:style-name="_36_9">f</text:span><text:span text:style-name="_37_6"> </text:span><text:span text:style-name="_31_73">G</text:span><text:span text:style-name="_33_8">r</text:span><text:span text:style-name="_31_41">e</text:span><text:span text:style-name="_31_71">a</text:span><text:span text:style-name="_32_6">t</text:span><text:span text:style-name="_37_6"> </text:span><text:span text:style-name="_32_10">B</text:span><text:span text:style-name="_34_2">r</text:span><text:span text:style-name="_39_9">i</text:span><text:span text:style-name="_32_21">t</text:span><text:span text:style-name="_35_3">a</text:span><text:span text:style-name="_31_50">i</text:span><text:span text:style-name="_32_07">n</text:span><text:span text:style-name="_31_"> </text:span><text:span text:style-name="_39_9">i</text:span><text:span text:style-name="_31_89">s</text:span><text:span text:style-name="_31_"> </text:span><text:span text:style-name="_31_46">a</text:span><text:span text:style-name="_31_51"> </text:span><text:span text:style-name="_35_6">h</text:span><text:span text:style-name="_31_28">i</text:span><text:span text:style-name="_31_74">s</text:span><text:span text:style-name="_32_1">t</text:span><text:span text:style-name="_31_31">o</text:span><text:span text:style-name="_32_18">r</text:span><text:span text:style-name="_37_5">y</text:span><text:span text:style-name="_37_6"> </text:span><text:span text:style-name="_32_04">o</text:span><text:span text:style-name="_32_3">f</text:span><text:span text:style-name="_37_6"> </text:span><text:span text:style-name="_31_92">r</text:span><text:span text:style-name="_32_4">e</text:span><text:span text:style-name="_31_47">p</text:span><text:span text:style-name="_32_10">e</text:span><text:span text:style-name="_35_3">a</text:span><text:span text:style-name="_39_9">t</text:span><text:span text:style-name="_32_21">e</text:span><text:span text:style-name="_36_8">d</text:span><text:span text:style-name="_37_6"> </text:span><text:span text:style-name="_32_24">i</text:span><text:span text:style-name="_34_4">n</text:span><text:span text:style-name="_39_5">j</text:span><text:span text:style-name="_32_25">u</text:span><text:span text:style-name="_35_4">r</text:span><text:span text:style-name="_31_47">i</text:span><text:span text:style-name="_32_22">e</text:span><text:span text:style-name="_35_9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05:48.97</meta:creation-date>
    <dc:title>Haathi</dc:title>
    <meta:editing-duration>PT52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2T21:06:41.24</dc:date>
    <meta:template xlink:type="simple" xlink:actuate="onRequest" xlink:title="Haathi" xlink:href="file:///C:/Users/kwa/AppData/Roaming/OpenOffice/4/user/template/Haathi.ott" meta:date="2016-02-22T21:05:48.59"/>
  </office:meta>
</office:document-meta>
</file>